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2296*"/>
    </style:style>
    <style:style style:name="Table32.B" style:family="table-column">
      <style:table-column-properties style:column-width="8.35cm" style:rel-column-width="4734*"/>
    </style:style>
    <style:style style:name="Table32.C" style:family="table-column">
      <style:table-column-properties style:column-width="3.3cm" style:rel-column-width="1871*"/>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D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D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3" style:family="table-row">
      <style:table-row-properties fo:keep-together="auto"/>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5167b"/>
    </style:style>
    <style:style style:name="P6" style:family="paragraph" style:parent-style-name="Table_20_Contents">
      <style:text-properties fo:language="en" fo:country="US"/>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0" style:family="paragraph" style:parent-style-name="Standard">
      <style:text-properties officeooo:paragraph-rsid="00024fd9"/>
    </style:style>
    <style:style style:name="P11" style:family="paragraph" style:parent-style-name="Standard">
      <style:text-properties officeooo:paragraph-rsid="0003d348"/>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Picture">
      <style:text-properties fo:language="en" fo:country="US"/>
    </style:style>
    <style:style style:name="P15" style:family="paragraph" style:parent-style-name="Picture">
      <style:paragraph-properties fo:text-align="center" style:justify-single-word="false"/>
    </style:style>
    <style:style style:name="P16" style:family="paragraph" style:parent-style-name="Standard">
      <style:paragraph-properties fo:break-before="page"/>
      <style:text-properties fo:language="en" fo:country="US"/>
    </style:style>
    <style:style style:name="P1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Heading_20_4">
      <style:text-properties fo:language="en" fo:country="US"/>
    </style:style>
    <style:style style:name="P19" style:family="paragraph" style:parent-style-name="Heading_20_4">
      <style:paragraph-properties fo:break-before="page"/>
    </style:style>
    <style:style style:name="P20" style:family="paragraph" style:parent-style-name="Heading_20_4">
      <style:paragraph-properties fo:break-before="page"/>
      <style:text-properties fo:language="en" fo:country="US"/>
    </style:style>
    <style:style style:name="P21" style:family="paragraph" style:parent-style-name="Standard" style:list-style-name="L1"/>
    <style:style style:name="P22" style:family="paragraph" style:parent-style-name="Standard" style:list-style-name="L1">
      <style:text-properties fo:language="en" fo:country="US"/>
    </style:style>
    <style:style style:name="P23" style:family="paragraph" style:parent-style-name="Standard" style:list-style-name="L8">
      <style:text-properties fo:language="en" fo:country="US"/>
    </style:style>
    <style:style style:name="P24" style:family="paragraph" style:parent-style-name="Standard" style:list-style-name="L9">
      <style:text-properties fo:language="en" fo:country="US"/>
    </style:style>
    <style:style style:name="P25" style:family="paragraph" style:parent-style-name="Standard" style:list-style-name="L10">
      <style:text-properties fo:language="en" fo:country="US"/>
    </style:style>
    <style:style style:name="P26" style:family="paragraph" style:parent-style-name="Standard" style:list-style-name="L11">
      <style:text-properties fo:language="en" fo:country="US"/>
    </style:style>
    <style:style style:name="P27" style:family="paragraph" style:parent-style-name="Standard" style:list-style-name="L12">
      <style:text-properties fo:language="en" fo:country="US"/>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13"/>
    <style:style style:name="P35" style:family="paragraph" style:parent-style-name="Standard" style:list-style-name="L14"/>
    <style:style style:name="P36" style:family="paragraph" style:parent-style-name="Heading_20_3">
      <style:text-properties fo:language="en" fo:country="US"/>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paragraph-properties fo:break-before="page"/>
      <style:text-properties fo:language="en" fo:country="US"/>
    </style:style>
    <style:style style:name="P41"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0d85cf" officeooo:paragraph-rsid="000d85c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officeooo:rsid="000d85cf" officeooo:paragraph-rsid="000d85cf"/>
    </style:style>
    <style:style style:name="P44" style:family="paragraph" style:parent-style-name="Heading_20_1">
      <style:paragraph-properties fo:break-before="page"/>
      <style:text-properties fo:language="en" fo:country="US"/>
    </style:style>
    <style:style style:name="P4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d85cf" officeooo:paragraph-rsid="000d85cf"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text:display="none"/>
    </style:style>
    <style:style style:name="T2" style:family="text">
      <style:text-properties officeooo:rsid="0005167b"/>
    </style:style>
    <style:style style:name="T3" style:family="text">
      <style:text-properties officeooo:rsid="000d85c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4" text:outline-level="1">Maps of level 6 - Cal</text:h>
      <text:p text:style-name="P12">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7"><draw:frame draw:style-name="fr1" draw:name="Frame1" text:anchor-type="as-char" svg:width="19.001cm" draw:z-index="2"><draw:text-box fo:min-height="16.171cm"><text:p text:style-name="P14"><draw:frame draw:style-name="fr11"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7"/>
      <text:h text:style-name="P41" text:outline-level="2">Event diagram</text:h>
      <text:p text:style-name="P13">The event diagram is relative to the contents of our level, divided per area, it represents the emotional impact in relation to the duration.</text:p>
      <text:p text:style-name="P9"><draw:frame draw:style-name="fr1" draw:name="Frame21" text:anchor-type="as-char" svg:width="19.001cm" draw:z-index="13"><draw:text-box fo:min-height="10.054cm"><text:p text:style-name="Picture"><draw:frame draw:style-name="fr11" draw:name="Image45" text:anchor-type="as-char" svg:width="19.001cm" style:rel-width="100%" svg:height="10.054cm" style:rel-height="scale" draw:z-index="14"><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1" text:outline-level="2">Audio design</text:h>
      <text:p text:style-name="Standard">The sounds are played on 5 different audio channels (rows are ordered by increasing importance):</text:p>
      <text:list xml:id="list1454655635" text:style-name="L1">
        <text:list-item>
          <text:p text:style-name="P22">Score.</text:p>
        </text:list-item>
        <text:list-item>
          <text:p text:style-name="P22">Ambient sounds.</text:p>
        </text:list-item>
        <text:list-item>
          <text:p text:style-name="P22">Sound clues.</text:p>
        </text:list-item>
        <text:list-item>
          <text:p text:style-name="P22">Sound effects.</text:p>
        </text:list-item>
        <text:list-item>
          <text:p text:style-name="P21">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number-columns-repeated="2"/>
        <table:table-header-rows>
          <table:table-row table:style-name="Table32.1">
            <table:table-cell table:style-name="Table32.A1" office:value-type="string">
              <text:p text:style-name="P17">Tempo</text:p>
            </table:table-cell>
            <table:table-cell table:style-name="Table32.A1" office:value-type="string">
              <text:p text:style-name="P17">Description</text:p>
            </table:table-cell>
            <table:table-cell table:style-name="Table32.A1" office:value-type="string">
              <text:p text:style-name="P17">Bpm <text:span text:style-name="T3">from</text:span></text:p>
            </table:table-cell>
            <table:table-cell table:style-name="Table32.D1" office:value-type="string">
              <text:p text:style-name="P45">Bpm to</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A2" office:value-type="string">
            <text:p text:style-name="Table_20_Contents">60</text:p>
          </table:table-cell>
          <table:table-cell table:style-name="Table32.D2" office:value-type="string">
            <text:p text:style-name="P43">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A3" office:value-type="string">
            <text:p text:style-name="P3">66</text:p>
          </table:table-cell>
          <table:table-cell table:style-name="Table32.D3" office:value-type="string">
            <text:p text:style-name="P42">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A2" office:value-type="string">
            <text:p text:style-name="Table_20_Contents">76</text:p>
          </table:table-cell>
          <table:table-cell table:style-name="Table32.D2" office:value-type="string">
            <text:p text:style-name="P43">80</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A3" office:value-type="string">
            <text:p text:style-name="P3">80</text:p>
          </table:table-cell>
          <table:table-cell table:style-name="Table32.D3" office:value-type="string">
            <text:p text:style-name="P42">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A2" office:value-type="string">
            <text:p text:style-name="Table_20_Contents">108</text:p>
          </table:table-cell>
          <table:table-cell table:style-name="Table32.D2" office:value-type="string">
            <text:p text:style-name="P43">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A3" office:value-type="string">
            <text:p text:style-name="P3">156</text:p>
          </table:table-cell>
          <table:table-cell table:style-name="Table32.D3" office:value-type="string">
            <text:p text:style-name="P42">172</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A2" office:value-type="string">
            <text:p text:style-name="Table_20_Contents">172</text:p>
          </table:table-cell>
          <table:table-cell table:style-name="Table32.D2" office:value-type="string">
            <text:p text:style-name="P43">176</text:p>
          </table:table-cell>
        </table:table-row>
      </table:table>
      <text:h text:style-name="Heading_20_3" text:outline-level="3">Level music</text:h>
      <text:list xml:id="list3640251786" text:style-name="L2">
        <text:list-item>
          <text:p text:style-name="P28">Dynamic music have not been used.</text:p>
        </text:list-item>
        <text:list-item>
          <text:p text:style-name="P28">Score is played back at the start of a level or at the start of an animation, specified in chapter “Script of level 6 - Cal”.</text:p>
        </text:list-item>
        <text:list-item>
          <text:p text:style-name="P28">Soundtrack have not been used.</text:p>
        </text:list-item>
      </text:list>
      <text:h text:style-name="Heading_20_4" text:outline-level="4">Scores</text:h>
      <text:list xml:id="list939652171" text:style-name="L3">
        <text:list-item>
          <text:p text:style-name="P29">Persian [andante, larghetto]</text:p>
        </text:list-item>
        <text:list-item>
          <text:p text:style-name="P29">Medieval [larghetto, vivacissimo]</text:p>
        </text:list-item>
        <text:list-item>
          <text:p text:style-name="P29">Military [adagio, vivace]</text:p>
        </text:list-item>
        <text:list-item>
          <text:p text:style-name="P29">Cello [adagio, moderato, larghetto]</text:p>
        </text:list-item>
        <text:list-item>
          <text:p text:style-name="P29">Viola [andantino]</text:p>
        </text:list-item>
        <text:list-item>
          <text:p text:style-name="P29">Acoustic guitar [adagio]</text:p>
        </text:list-item>
      </text:list>
      <text:h text:style-name="Heading_20_3" text:outline-level="3">Noise</text:h>
      <text:list xml:id="list996102652" text:style-name="L4">
        <text:list-item>
          <text:p text:style-name="P30">The reproduction of ambient sounds begins when the distance from the center of origin, indicated on the map, is less than 100 meters. The volume with which are reproduced is proportional to the distance of the center of origin.</text:p>
        </text:list-item>
        <text:list-item>
          <text:p text:style-name="P30">Sound clues are played when a specific event occurs, as specified in chapter “Script of level 6 - Cal”.</text:p>
        </text:list-item>
        <text:list-item>
          <text:p text:style-name="P30">The sound effects are played when an event occurs (eg. collisions).</text:p>
        </text:list-item>
      </text:list>
      <text:h text:style-name="Heading_20_4" text:outline-level="4">Ambient sounds</text:h>
      <text:list xml:id="list3864065920" text:style-name="L5">
        <text:list-item>
          <text:p text:style-name="P31">Wind [very light, light, normal, medium]</text:p>
        </text:list-item>
        <text:list-item>
          <text:p text:style-name="P31">Water flow [light, normal]</text:p>
        </text:list-item>
        <text:list-item>
          <text:p text:style-name="P31">Wave noise</text:p>
        </text:list-item>
        <text:list-item>
          <text:p text:style-name="P31"><text:soft-page-break/>Rustling of grass</text:p>
        </text:list-item>
        <text:list-item>
          <text:p text:style-name="P31">A few crickets</text:p>
        </text:list-item>
        <text:list-item>
          <text:p text:style-name="P31">Voices of people</text:p>
        </text:list-item>
        <text:list-item>
          <text:p text:style-name="P31">Noise of wheels of wooden wagons</text:p>
        </text:list-item>
        <text:list-item>
          <text:p text:style-name="P31">Some clashing of copper objects</text:p>
        </text:list-item>
        <text:list-item>
          <text:p text:style-name="P31">Boots on wood</text:p>
        </text:list-item>
      </text:list>
      <text:h text:style-name="Heading_20_4" text:outline-level="4">Sound clues</text:h>
      <text:list xml:id="list3968121573" text:style-name="L6">
        <text:list-item>
          <text:p text:style-name="P32">Egyptian trumpet</text:p>
        </text:list-item>
        <text:list-item>
          <text:p text:style-name="P32">Chorus of Egyptian trumpets</text:p>
        </text:list-item>
        <text:list-item>
          <text:p text:style-name="P32">Violin string that stride</text:p>
        </text:list-item>
        <text:list-item>
          <text:p text:style-name="P32">Piano scale</text:p>
        </text:list-item>
        <text:list-item>
          <text:p text:style-name="P32">Trumpet [adagio, andantino]</text:p>
        </text:list-item>
      </text:list>
      <text:h text:style-name="Heading_20_4" text:outline-level="4">Sound effects</text:h>
      <text:list xml:id="list3025131948" text:style-name="L7">
        <text:list-item>
          <text:p text:style-name="P33">Zoomer (heen), zoomer (heen) reverse</text:p>
        </text:list-item>
        <text:list-item>
          <text:p text:style-name="P33">Sniff</text:p>
        </text:list-item>
        <text:list-item>
          <text:p text:style-name="P33">Dog shaking</text:p>
        </text:list-item>
        <text:list-item>
          <text:p text:style-name="P33">Noise of wood on wood</text:p>
        </text:list-item>
        <text:list-item>
          <text:p text:style-name="P33">Noise of iron on iron, noise of iron on bricks</text:p>
        </text:list-item>
        <text:list-item>
          <text:p text:style-name="P33">Rolling stones</text:p>
        </text:list-item>
        <text:list-item>
          <text:p text:style-name="P33">Door open, door lock</text:p>
        </text:list-item>
        <text:list-item>
          <text:p text:style-name="P33">Boots in water, boots on soil, boots on wood (x1, x2, x3)</text:p>
        </text:list-item>
        <text:list-item>
          <text:p text:style-name="P33">Stroke in water</text:p>
        </text:list-item>
        <text:list-item>
          <text:p text:style-name="P33">Water flow, water fast</text:p>
        </text:list-item>
        <text:list-item>
          <text:p text:style-name="P33">Thick liquid that boils</text:p>
        </text:list-item>
        <text:list-item>
          <text:p text:style-name="P33">Fire that crackles, fire of fire</text:p>
        </text:list-item>
        <text:list-item>
          <text:p text:style-name="P33">Iron on iron</text:p>
        </text:list-item>
        <text:list-item>
          <text:p text:style-name="P33">Book on wood</text:p>
        </text:list-item>
        <text:list-item>
          <text:p text:style-name="P33">Scream (distorted)</text:p>
        </text:list-item>
        <text:list-item>
          <text:p text:style-name="P33">Squeak</text:p>
        </text:list-item>
        <text:list-item>
          <text:p text:style-name="P33">Plaintive roar</text:p>
        </text:list-item>
        <text:list-item>
          <text:p text:style-name="P33">Sparkle</text:p>
        </text:list-item>
      </text:list>
      <text:h text:style-name="P40" text:outline-level="2">Explorable shops with findable objects</text:h>
      <text:p text:style-name="P12">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2">For this reason all shops have a standard structure but the decorations and interior furnishings vary to be consistent with the object that the player will find inside.</text:p>
      <text:p text:style-name="P12">There are 12 shops in the city and in each of these there is one and only one reward:</text:p>
      <text:list xml:id="list1942703448" text:style-name="L8">
        <text:list-item>
          <text:p text:style-name="P23">1 of exotic and special clothes:</text:p>
          <text:list>
            <text:list-item>
              <text:p text:style-name="P23">Drop MC2 (Sophie) in the NO sector.</text:p>
            </text:list-item>
          </text:list>
        </text:list-item>
        <text:list-item>
          <text:p text:style-name="P23">3 are small bookshops:</text:p>
          <text:list>
            <text:list-item>
              <text:p text:style-name="P23">Books on ancient civilization (one shop per sector).</text:p>
            </text:list-item>
          </text:list>
        </text:list-item>
        <text:list-item>
          <text:p text:style-name="P23">2 are tool shops:</text:p>
          <text:list>
            <text:list-item>
              <text:p text:style-name="P23">Ancient civilization tools (in SO and SE).</text:p>
            </text:list-item>
          </text:list>
        </text:list-item>
        <text:list-item>
          <text:p text:style-name="P23">3 are pottery shops:</text:p>
          <text:list>
            <text:list-item>
              <text:p text:style-name="P23">Pot, vase and ancient civilization bowl (one shop per sector).</text:p>
            </text:list-item>
          </text:list>
        </text:list-item>
        <text:list-item>
          <text:p text:style-name="P23">1 is an arms shop:</text:p>
          <text:list>
            <text:list-item>
              <text:p text:style-name="P23">Old ancient civilization weapon (sector NO).</text:p>
            </text:list-item>
          </text:list>
        </text:list-item>
        <text:list-item>
          <text:p text:style-name="P23">2 are collectibles shops:</text:p>
          <text:list>
            <text:list-item>
              <text:p text:style-name="P23">Ancient currency (SE sector).</text:p>
            </text:list-item>
            <text:list-item>
              <text:p text:style-name="P23">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9"><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10"><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11"><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12"><draw:image xlink:href="../../Resources/Levels/Radme/Cal/Blueprints/Abandoned%20shops/162a69204c7b9cfcbc913b538cfc2562.jpg" xlink:type="simple" xlink:show="embed" xlink:actuate="onLoad" loext:mime-type="image/jpeg"/></draw:frame></text:p>
          </table:table-cell>
        </table:table-row>
      </table:table>
      <text:p text:style-name="P7"/>
      <text:h text:style-name="P40"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2" draw:name="Frame27" text:anchor-type="as-char" svg:width="12.801cm" draw:z-index="15"><draw:text-box fo:min-height="11.689cm"><text:p text:style-name="Picture"><draw:frame draw:style-name="fr11" draw:name="Image46" text:anchor-type="as-char" svg:width="12.797cm" style:rel-width="100%" svg:height="10.68cm" style:rel-height="scale" draw:z-index="16"><draw:image xlink:href="../../Resources/Levels/Radme/Cal/Blueprints/Castle/Castle/Castle-Event%20flowchart.png" xlink:type="simple" xlink:show="embed" xlink:actuate="onLoad" loext:mime-type="image/png"/></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2" draw:name="Frame28" text:anchor-type="as-char" svg:width="6.001cm" draw:z-index="22"><draw:text-box fo:min-height="12.76cm"><text:p text:style-name="Picture"><draw:frame draw:style-name="fr11" draw:name="Image47" text:anchor-type="as-char" svg:width="5.997cm" style:rel-width="100%" svg:height="12.539cm" style:rel-height="scale" draw:z-index="23"><draw:image xlink:href="../../Resources/Levels/Radme/Cal/Blueprints/Castle/Castle/FocusOnExplorationInCastle.png" xlink:type="simple" xlink:show="embed" xlink:actuate="onLoad" loext:mime-type="image/png"/></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3" draw:name="Frame11" text:anchor-type="as-char" svg:width="13.601cm" draw:z-index="24"><draw:text-box fo:min-height="15.48cm"><text:p text:style-name="Picture"><draw:frame draw:style-name="fr11" draw:name="Image6" text:anchor-type="as-char" svg:width="13.301cm" style:rel-width="100%" svg:height="14.289cm" style:rel-height="scale" draw:z-index="25"><draw:image xlink:href="../../Resources/Levels/Radme/Cal/Blueprints/Castle/Castle/Castle%20-%20detailed.png" xlink:type="simple" xlink:show="embed" xlink:actuate="onLoad" loext:mime-type="image/png"/></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7">ID</text:p>
                  </table:table-cell>
                  <table:table-cell table:style-name="Table10.B1" office:value-type="string">
                    <text:p text:style-name="P17">Description</text:p>
                  </table:table-cell>
                </table:table-row>
              </table:table-header-rows>
              <table:table-row>
                <table:table-cell table:style-name="Table10.A2" office:value-type="string">
                  <text:p text:style-name="P3"><draw:frame draw:style-name="fr13" draw:name="Image39" text:anchor-type="as-char" svg:width="0.4cm" svg:height="0.49cm" draw:z-index="26"><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27"><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28"><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7"/>
      <text:h text:style-name="P36"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9"><draw:text-box fo:min-height="22.059cm"><text:p text:style-name="Picture"><draw:frame draw:style-name="fr11" draw:name="Image4" text:anchor-type="as-char" svg:width="7.001cm" style:rel-width="100%" svg:height="22.059cm" style:rel-height="scale" draw:z-index="30"><draw:image xlink:href="../../Resources/Levels/Radme/Cal/Blueprints/Castle/Prison/Prisons-Event%20flowchart.png" xlink:type="simple" xlink:show="embed" xlink:actuate="onLoad" loext:mime-type="image/png"/></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1"><draw:text-box fo:min-height="13.758cm"><text:p text:style-name="Picture"><draw:frame draw:style-name="fr11" draw:name="Image28" text:anchor-type="as-char" svg:width="19.001cm" style:rel-width="100%" svg:height="13.758cm" style:rel-height="scale" draw:z-index="32"><draw:image xlink:href="../../Resources/Levels/Radme/Cal/Blueprints/Castle/Prison/Prison%20internal.png" xlink:type="simple" xlink:show="embed" xlink:actuate="onLoad" loext:mime-type="image/png"/></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7">ID</text:p>
                  </table:table-cell>
                  <table:table-cell table:style-name="Table14.B1" office:value-type="string">
                    <text:p text:style-name="P17">Description</text:p>
                  </table:table-cell>
                </table:table-row>
              </table:table-header-rows>
              <table:table-row>
                <table:table-cell table:style-name="Table14.A2" office:value-type="string">
                  <text:p text:style-name="P3"><draw:frame draw:style-name="fr13" draw:name="Image41" text:anchor-type="as-char" svg:width="0.4cm" svg:height="0.49cm" draw:z-index="33"><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34"><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39"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3" draw:name="Frame20" text:anchor-type="as-char" svg:width="13.386cm" draw:z-index="35"><draw:text-box fo:min-height="12.779cm"><text:p text:style-name="Picture"><draw:frame draw:style-name="fr11" draw:name="Image33" text:anchor-type="as-char" svg:width="13.086cm" style:rel-width="100%" svg:height="11.501cm" style:rel-height="scale" draw:z-index="39"><draw:image xlink:href="../../Resources/Levels/Radme/Cal/Blueprints/Port/Port.png" xlink:type="simple" xlink:show="embed" xlink:actuate="onLoad" loext:mime-type="image/png"/></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7">ID</text:p>
                  </table:table-cell>
                  <table:table-cell table:style-name="Table12.B1" office:value-type="string">
                    <text:p text:style-name="P17">Description</text:p>
                  </table:table-cell>
                </table:table-row>
              </table:table-header-rows>
              <table:table-row>
                <table:table-cell table:style-name="Table12.A2" office:value-type="string">
                  <text:p text:style-name="P3"><draw:frame draw:style-name="fr13" draw:name="Image44" text:anchor-type="as-char" svg:width="0.4cm" svg:height="0.49cm" draw:z-index="40"><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41"><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text:p>
                </table:table-cell>
                <table:table-cell table:style-name="Table12.B3" office:value-type="string">
                  <text:p text:style-name="P3">Main path for mission</text:p>
                </table:table-cell>
              </table:table-row>
              <table:table-row>
                <table:table-cell table:style-name="Table12.A2" office:value-type="string">
                  <text:p text:style-name="P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7"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P12">Continuing along the river to the south you enter the owner’s shop, a medium-sized room where you can buy goods that are processed by the largest boat of Cal.</text:p>
      <text:p text:style-name="P12">Next to it is the shipyard, a large work area where ships are brought ashore and adjusted, or where new boats take shape. Opposite the building site is the quay with anchored ships.</text:p>
      <text:p text:style-name="P12">Along the river there is also a bridge that you can cross to get to the east of the port where there is the shop of the Fisherman’s Head where the best fish of Cal is sold and the fishermen’s house, a building on several floors where these staying.</text:p>
      <text:p text:style-name="P8"><draw:frame draw:style-name="fr1" draw:name="Frame3" text:anchor-type="as-char" svg:width="16.533cm" svg:height="20.001cm" draw:z-index="42"><draw:text-box><text:p text:style-name="P14"><draw:frame draw:style-name="fr14" draw:name="Image11" text:anchor-type="as-char" svg:width="16.36cm" svg:height="18cm" draw:z-index="43"><draw:image xlink:href="../../Resources/Levels/Radme/Cal/Blueprints/Port/Port%20-%20detailed.png" xlink:type="simple" xlink:show="embed" xlink:actuate="onLoad" loext:mime-type="image/png"/></draw:frame><text:span text:style-name="T1"><text:line-break/></text:span>Picture <text:sequence text:ref-name="refPicture8" text:name="Picture" text:formula="ooow:Picture+1" style:num-format="1">9</text:sequence>: Map of the port</text:p></draw:text-box></draw:frame></text:p>
      <text:h text:style-name="P40"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3" draw:name="Frame19" text:anchor-type="as-char" svg:width="13.388cm" draw:z-index="44"><draw:text-box fo:min-height="14.485cm"><text:p text:style-name="Picture"><draw:frame draw:style-name="fr11" draw:name="Image25" text:anchor-type="as-char" svg:width="13.088cm" style:rel-width="100%" svg:height="13.04cm" style:rel-height="scale" draw:z-index="45"><draw:image xlink:href="../../Resources/Levels/Radme/Cal/Blueprints/Market/Market/Market.png" xlink:type="simple" xlink:show="embed" xlink:actuate="onLoad" loext:mime-type="image/png"/></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17">ID</text:p>
                  </table:table-cell>
                  <table:table-cell table:style-name="Table15.B1" office:value-type="string">
                    <text:p text:style-name="P17">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5" draw:name="Image32" text:anchor-type="as-char" svg:width="0.7cm" svg:height="0.55cm" draw:z-index="46"><draw:image xlink:href="../../Resources/Levels/Radme/Cal/Blueprints/Closed%20path%20by%20resistence.png" xlink:type="simple" xlink:show="embed" xlink:actuate="onLoad" loext:mime-type="image/png"/></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3" draw:name="Image38" text:anchor-type="as-char" svg:width="0.4cm" svg:height="0.49cm" draw:z-index="49"><draw:image xlink:href="../../Resources/Levels/Radme/Cal/Blueprints/icone%20mappa/zoimbie1_hold.png" xlink:type="simple" xlink:show="embed" xlink:actuate="onLoad" loext:mime-type="image/png"/></draw:frame></text:p>
                </table:table-cell>
                <table:table-cell table:style-name="Table15.B3" office:value-type="string">
                  <text:p text:style-name="P3">Enemy</text:p>
                </table:table-cell>
              </table:table-row>
              <table:table-row>
                <table:table-cell table:style-name="Table15.A2" office:value-type="string">
                  <text:p text:style-name="P3">■</text:p>
                </table:table-cell>
                <table:table-cell table:style-name="Table15.B2" office:value-type="string">
                  <text:p text:style-name="P3">Main path for mission</text:p>
                </table:table-cell>
              </table:table-row>
              <table:table-row>
                <table:table-cell table:style-name="Table15.A3" office:value-type="string">
                  <text:p text:style-name="P3">■</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38"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8"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2">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50"><draw:text-box fo:min-height="17.064cm"><text:p text:style-name="Picture"><draw:frame draw:style-name="fr11" draw:name="Image30" text:anchor-type="as-char" svg:width="9.5cm" style:rel-width="100%" svg:height="17.064cm" style:rel-height="scale" draw:z-index="55"><draw:image xlink:href="../../Resources/Levels/Radme/Cal/Blueprints/Market/Barrack/Barrack-Event%20Flowchart.png" xlink:type="simple" xlink:show="embed" xlink:actuate="onLoad" loext:mime-type="image/png"/></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56"><draw:text-box fo:min-height="11.772cm"><text:p text:style-name="Picture"><draw:frame draw:style-name="fr11" draw:name="Image10" text:anchor-type="as-char" svg:width="19.001cm" style:rel-width="100%" svg:height="11.772cm" style:rel-height="scale" draw:z-index="59"><draw:image xlink:href="../../Resources/Levels/Radme/Cal/Blueprints/Market/Barrack/Barrack.png" xlink:type="simple" xlink:show="embed" xlink:actuate="onLoad" loext:mime-type="image/png"/></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7">ID</text:p>
                  </table:table-cell>
                  <table:table-cell table:style-name="Table17.B1" office:value-type="string">
                    <text:p text:style-name="P17">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4177688924" text:style-name="L9">
        <text:list-item>
          <text:p text:style-name="P24">Movement speed of the soldiers: 5 km/h</text:p>
        </text:list-item>
        <text:list-item>
          <text:p text:style-name="P24">Soldier E5: time to reach the other point of his journey: 13 m→9.8 s</text:p>
        </text:list-item>
        <text:list-item>
          <text:p text:style-name="P24">Soldier E4: time to reach the other point of his journey: 9 m→6.8 s</text:p>
        </text:list-item>
        <text:list-item>
          <text:p text:style-name="P24">Soldier E1: time to reach the other point of his journey: 13.5 m→10.17 s</text:p>
        </text:list-item>
        <text:list-item>
          <text:p text:style-name="P24">Soldier E6: time to reach the other point of his journey: 9 m→6.8 s</text:p>
        </text:list-item>
        <text:list-item>
          <text:p text:style-name="P24"><text:soft-page-break/>Markl’s movement speed: 8 km/h</text:p>
        </text:list-item>
      </text:list>
      <text:p text:style-name="Text_20_body">Soldiers have two positions during patrolling:</text:p>
      <text:list xml:id="list3987621934" text:style-name="L10">
        <text:list-item>
          <text:p text:style-name="P25">The alpha position that is the initial position of each soldier in which they are found when entering the building.</text:p>
        </text:list-item>
        <text:list-item>
          <text:p text:style-name="P25">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792347463" text:style-name="L11">
        <text:list-item>
          <text:p text:style-name="P26">The E4 soldier when he has to go from alpha to beta (so in his path from top to bottom) starts to move 2 seconds before the others.</text:p>
        </text:list-item>
        <text:list-item>
          <text:p text:style-name="P26">The E6 soldier when he has to go from alpha to beta (so in his path from bottom to top) starts moving 2 seconds after E1 started from his alpha position.</text:p>
        </text:list-item>
        <text:list-item>
          <text:p text:style-name="P26">The E1 soldier when he has to go from beta to alpha (so in his path from left to right) starts to move 2.5 seconds before the others.</text:p>
        </text:list-item>
      </text:list>
      <text:h text:style-name="P20"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0"><draw:text-box fo:min-height="12.291cm"><text:p text:style-name="Picture"><draw:frame draw:style-name="fr11" draw:name="Image29" text:anchor-type="as-char" svg:width="8.999cm" style:rel-width="100%" svg:height="12.291cm" style:rel-height="scale" draw:z-index="61"><draw:image xlink:href="../../Resources/Levels/Radme/Cal/Blueprints/Market/Armory/Armory-Event%20Flowchart.png" xlink:type="simple" xlink:show="embed" xlink:actuate="onLoad" loext:mime-type="image/png"/></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62"><draw:text-box fo:min-height="14.305cm"><text:p text:style-name="Picture"><draw:frame draw:style-name="fr11" draw:name="Image12" text:anchor-type="as-char" svg:width="19.001cm" style:rel-width="100%" svg:height="14.305cm" style:rel-height="scale" draw:z-index="64"><draw:image xlink:href="../../Resources/Levels/Radme/Cal/Blueprints/Market/Armory/Armory.png" xlink:type="simple" xlink:show="embed" xlink:actuate="onLoad" loext:mime-type="image/png"/></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7">ID</text:p>
                  </table:table-cell>
                  <table:table-cell table:style-name="Table19.B1" office:value-type="string">
                    <text:p text:style-name="P17">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7"/>
      <text:h text:style-name="P38" text:outline-level="3">The alchemist’s guild</text:h>
      <text:p text:style-name="P12">The alchemist’s guild is based in the city’s tower. Here the team will have to recover the book of the ancient language. There are two puzzles to solve:</text:p>
      <text:list xml:id="list2532000046" text:style-name="L12">
        <text:list-item>
          <text:p text:style-name="P27">Recovering the right ampoules to prepare a magic potion; this will serve to open the glass door located on the ground floor that protects the book.</text:p>
        </text:list-item>
        <text:list-item>
          <text:p text:style-name="P27">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18" text:outline-level="4">Lights</text:h>
      <text:p text:style-name="P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65"><draw:text-box fo:min-height="12.584cm"><text:p text:style-name="Picture"><draw:frame draw:style-name="fr11" draw:name="Image16" text:anchor-type="as-char" svg:width="19.001cm" style:rel-width="100%" svg:height="12.584cm" style:rel-height="scale" draw:z-index="66"><draw:image xlink:href="../../Resources/Levels/Radme/Cal/Blueprints/Market/Guild/Guild0.png" xlink:type="simple" xlink:show="embed" xlink:actuate="onLoad" loext:mime-type="image/png"/></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67"><draw:text-box fo:min-height="14.817cm"><text:p text:style-name="Picture"><draw:frame draw:style-name="fr11" draw:name="Image15" text:anchor-type="as-char" svg:width="19.001cm" style:rel-width="100%" svg:height="14.817cm" style:rel-height="scale" draw:z-index="68"><draw:image xlink:href="../../Resources/Levels/Radme/Cal/Blueprints/Market/Guild/Guild1.png" xlink:type="simple" xlink:show="embed" xlink:actuate="onLoad" loext:mime-type="image/png"/></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63"><draw:image xlink:href="../../Resources/Levels/Radme/Cal/Blueprints/Market/Guild/Guild2.png" xlink:type="simple" xlink:show="embed" xlink:actuate="onLoad" loext:mime-type="image/png"/></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19" text:outline-level="4">Alchemist’s puzzles</text:h>
      <text:p text:style-name="P12">The mini-games that the player must overcome to collect objects on the two floors are multiple and increase in difficulty in the highest floor of the tower. The typologies are: </text:p>
      <text:list xml:id="list4256321792" text:style-name="L13">
        <text:list-item>
          <text:p text:style-name="P34">Break locks to open doors, exploiting the talent of Markl</text:p>
        </text:list-item>
        <text:list-item>
          <text:p text:style-name="P34">Move crates that block the road and use them as riser to reach objects placed on top of some columns through the power of Sophie to command objects</text:p>
        </text:list-item>
        <text:list-item>
          <text:p text:style-name="P34">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6" draw:name="Frame31" text:anchor-type="paragraph" svg:width="4.89cm" draw:z-index="8"><draw:text-box fo:min-height="7.999cm"><text:p text:style-name="Picture"><draw:frame draw:style-name="fr11" draw:name="Image50" text:anchor-type="as-char" svg:width="4.89cm" style:rel-width="100%" svg:height="7.999cm" style:rel-height="scale" draw:z-index="17"><draw:image xlink:href="../../Resources/Levels/Radme/Cal/Blueprints/Market/Guild/puzzles/Recipe-scroll-cartoon.png" xlink:type="simple" xlink:show="embed" xlink:actuate="onLoad" loext:mime-type="image/png"/></draw:frame><text:span text:style-name="T1"><text:line-break/></text:span>Picture <text:sequence text:ref-name="refPicture17" text:name="Picture" text:formula="ooow:Picture+1" style:num-format="1">18</text:sequence>: Recipe of the potion</text:p></draw:text-box></draw:frame>The recipe of the potion</text:h>
      <text:p text:style-name="P11">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P10">☞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5" draw:name="Image22" text:anchor-type="as-char" svg:width="3.2cm" svg:height="4.66cm" draw:z-index="18"><draw:image xlink:href="../../Resources/Levels/Radme/Cal/Blueprints/Market/Guild/puzzles/3.png" xlink:type="simple" xlink:show="embed" xlink:actuate="onLoad" loext:mime-type="image/png"/></draw:frame></text:p>
          </table:table-cell>
          <table:table-cell table:style-name="Table2.A2" office:value-type="string">
            <text:p text:style-name="P4"><draw:frame draw:style-name="fr15" draw:name="Image19" text:anchor-type="as-char" svg:width="2.731cm" svg:height="4.74cm" draw:z-index="19"><draw:image xlink:href="Pictures/10000201000000DF0000018319986B12401872BF.png" xlink:type="simple" xlink:show="embed" xlink:actuate="onLoad" loext:mime-type="image/png"/></draw:frame></text:p>
          </table:table-cell>
          <table:table-cell table:style-name="Table2.C2" office:value-type="string">
            <text:p text:style-name="P4"><draw:frame draw:style-name="fr15" draw:name="Image18" text:anchor-type="as-char" svg:width="1.559cm" svg:height="4.74cm" draw:z-index="20"><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6" draw:name="Image21" text:anchor-type="as-char" svg:width="6.332cm" svg:height="1.452cm" draw:z-index="21"><draw:image xlink:href="Pictures/10000201000001C10000006767D46AF3DA93156E.png" xlink:type="simple" xlink:show="embed" xlink:actuate="onLoad" loext:mime-type="image/png"/></draw:frame></text:p>
          </table:table-cell>
          <table:table-cell table:style-name="Table2.A2" office:value-type="string">
            <text:p text:style-name="P4"><draw:frame draw:style-name="fr15" draw:name="Image20" text:anchor-type="as-char" svg:width="2.39cm" svg:height="4.74cm" draw:z-index="36"><draw:image xlink:href="Pictures/100002010000006C000000D657E1CA111E0FD098.png" xlink:type="simple" xlink:show="embed" xlink:actuate="onLoad" loext:mime-type="image/png"/></draw:frame></text:p>
          </table:table-cell>
          <table:table-cell table:style-name="Table2.C2" office:value-type="string">
            <text:p text:style-name="P4"><draw:frame draw:style-name="fr15" draw:name="Image23" text:anchor-type="as-char" svg:width="1.78cm" svg:height="4.74cm" draw:z-index="37"><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row>
          <table:table-cell table:style-name="Table2.A2" office:value-type="string">
            <text:p text:style-name="P4"><draw:frame draw:style-name="fr15" draw:name="Image51" text:anchor-type="as-char" svg:width="1.931cm" svg:height="2.249cm" draw:z-index="38"><draw:image xlink:href="../../Resources/Levels/Radme/Cal/Blueprints/Market/Guild/puzzles/7.png" xlink:type="simple" xlink:show="embed" xlink:actuate="onLoad" loext:mime-type="image/png"/></draw:frame></text:p>
          </table:table-cell>
          <table:table-cell table:style-name="Table2.A2" office:value-type="string">
            <text:p text:style-name="P4"/>
          </table:table-cell>
          <table:table-cell table:style-name="Table2.C2" office:value-type="string">
            <text:p text:style-name="P4"/>
          </table:table-cell>
        </table:table-row>
        <table:table-row>
          <table:table-cell table:style-name="Table2.A2" office:value-type="string">
            <text:p text:style-name="P5">Still #<text:span text:style-name="T2">7</text:span></text:p>
          </table:table-cell>
          <table:table-cell table:style-name="Table2.A2" office:value-type="string">
            <text:p text:style-name="P4"/>
          </table:table-cell>
          <table:table-cell table:style-name="Table2.C2" office:value-type="string">
            <text:p text:style-name="P4"/>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69"><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2">In each state the player can press all three levers. For this reason each state has 3 outgoing transactions that represent all the choices the player can make. On each transition it is described what changes the system undergoes, in particular:</text:p>
            <text:list xml:id="list464431360" text:style-name="L14">
              <text:list-item>
                <text:p text:style-name="P35">Library that goes up → number up.</text:p>
              </text:list-item>
              <text:list-item>
                <text:p text:style-name="P35">Library that drops → number down.</text:p>
              </text:list-item>
            </text:list>
          </table:table-cell>
          <table:table-cell table:style-name="Table7.A1" table:number-rows-spanned="2" office:value-type="string">
            <text:p text:style-name="Table_20_Contents"><draw:frame draw:style-name="fr7" draw:name="Frame25" text:anchor-type="as-char" svg:width="11.513cm" draw:z-index="72"><draw:text-box fo:min-height="18.494cm"><text:p text:style-name="Picture"><draw:frame draw:style-name="fr11" draw:name="Image17" text:anchor-type="as-char" svg:width="11.513cm" style:rel-width="100%" svg:height="18.494cm" style:rel-height="scale" draw:z-index="73"><draw:image xlink:href="../../Resources/Levels/Radme/Cal/Blueprints/Market/Guild/Alchemist's%20puzzle-Libraries'%20behavior.png" xlink:type="simple" xlink:show="embed" xlink:actuate="onLoad" loext:mime-type="image/png"/></draw:frame><text:span text:style-name="T1"><text:line-break/></text:span>Picture <text:sequence text:ref-name="refPicture18" text:name="Picture" text:formula="ooow:Picture+1" style:num-format="1">19</text:sequence>: Behavioral diagram of the libraries</text:p></draw:text-box></draw:frame></text:p>
          </table:table-cell>
        </table:table-row>
        <table:table-row table:style-name="Table7.2">
          <table:table-cell table:style-name="Table7.A1" office:value-type="string">
            <text:p text:style-name="P4"><draw:frame draw:style-name="fr8" draw:name="Frame18" text:anchor-type="as-char" svg:width="5.205cm" draw:z-index="70"><draw:text-box fo:min-height="6.006cm"><text:p text:style-name="P15"><draw:frame draw:style-name="fr14" draw:name="Image31" text:anchor-type="as-char" svg:width="4.9cm" svg:height="4.821cm" draw:z-index="71"><draw:image xlink:href="../../Resources/Levels/Radme/Cal/Blueprints/Market/Guild/libraries.png" xlink:type="simple" xlink:show="embed" xlink:actuate="onLoad" loext:mime-type="image/png"/></draw:frame><text:span text:style-name="T1"><text:line-break/></text:span>Picture <text:sequence text:ref-name="refPicture19" text:name="Picture" text:formula="ooow:Picture+1" style:num-format="1">20</text:sequence>: Libraries and levers</text:p></draw:text-box></draw:frame></text:p>
          </table:table-cell>
          <table:covered-table-cell/>
        </table:table-row>
      </table:table>
      <text:h text:style-name="P39"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53"><draw:text-box fo:min-height="18.205cm"><text:p text:style-name="Picture"><draw:frame draw:style-name="fr11" draw:name="Image5" text:anchor-type="as-char" svg:width="18.523cm" style:rel-width="100%" svg:height="18.205cm" style:rel-height="scale" draw:z-index="54"><draw:image xlink:href="../../Resources/Levels/Radme/Cal/Blueprints/Boroughs/Boroughs/Boroughs.png" xlink:type="simple" xlink:show="embed" xlink:actuate="onLoad" loext:mime-type="image/png"/></draw:frame><text:span text:style-name="T1"><text:line-break/></text:span>Picture <text:sequence text:ref-name="refPicture20" text:name="Picture" text:formula="ooow:Picture+1" style:num-format="1">21</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7">ID</text:p>
                  </table:table-cell>
                  <table:table-cell table:style-name="Table21.B1" office:value-type="string">
                    <text:p text:style-name="P17">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7"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74"><draw:text-box fo:min-height="18.152cm"><text:p text:style-name="Picture"><draw:frame draw:style-name="fr11" draw:name="Image26" text:anchor-type="as-char" svg:width="18.655cm" style:rel-width="100%" svg:height="18.152cm" style:rel-height="scale" draw:z-index="75"><draw:image xlink:href="../../Resources/Levels/Radme/Cal/Blueprints/Boroughs/Boroughs/Boroughs%20-%20roofs.png" xlink:type="simple" xlink:show="embed" xlink:actuate="onLoad" loext:mime-type="image/png"/></draw:frame><text:span text:style-name="T1"><text:line-break/></text:span>Picture <text:sequence text:ref-name="refPicture21" text:name="Picture" text:formula="ooow:Picture+1" style:num-format="1">22</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7">ID</text:p>
                  </table:table-cell>
                  <table:table-cell table:style-name="Table23.B1" office:value-type="string">
                    <text:p text:style-name="P17">Description</text:p>
                  </table:table-cell>
                </table:table-row>
              </table:table-header-rows>
              <table:table-row>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3">
                <table:table-cell table:style-name="Table23.A3" office:value-type="string">
                  <text:p text:style-name="P3">♫2</text:p>
                </table:table-cell>
                <table:table-cell table:style-name="Table23.B3"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38" text:outline-level="3">The tower aka the secret entrance 1</text:h>
      <text:p text:style-name="P12"><draw:frame draw:style-name="fr9" draw:name="Frame26" text:anchor-type="paragraph" svg:y="0cm" svg:width="8.999cm" draw:z-index="1"><draw:text-box fo:min-height="7.241cm"><text:p text:style-name="Picture"><draw:frame draw:style-name="fr11" draw:name="Image2" text:anchor-type="as-char" svg:width="8.999cm" style:rel-width="100%" svg:height="7.241cm" style:rel-height="scale" draw:z-index="76"><draw:image xlink:href="../../Resources/Levels/Radme/Cal/Blueprints/Market/Tower/tower.png" xlink:type="simple" xlink:show="embed" xlink:actuate="onLoad" loext:mime-type="image/png"/></draw:frame><text:span text:style-name="T1"><text:line-break/></text:span>Picture <text:sequence text:ref-name="refPicture22" text:name="Picture" text:formula="ooow:Picture+1" style:num-format="1">23</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2">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2">On the other hand, if you go south from the entrance you can see a narrow road that leads to a small three-storey tower at the top of which there is an open space where a giant crossbow is anchored and a half-folded bulwark is exposed.</text:p>
      <text:p text:style-name="P12">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10" draw:name="Frame2" text:anchor-type="as-char" svg:width="13.289cm" draw:z-index="77"><draw:text-box fo:min-height="13.501cm"><text:p text:style-name="Picture"><draw:frame draw:style-name="fr11" draw:name="Image13" text:anchor-type="as-char" svg:width="13.289cm" style:rel-width="100%" svg:height="13.501cm" style:rel-height="scale" draw:z-index="78"><draw:image xlink:href="../../Resources/Levels/Radme/Cal/Blueprints/Boroughs/Tower/Tower%20-%20detailed%20-%20sketch.png" xlink:type="simple" xlink:show="embed" xlink:actuate="onLoad" loext:mime-type="image/png"/></draw:frame><text:span text:style-name="T1"><text:line-break/></text:span>Picture <text:sequence text:ref-name="refPicture23" text:name="Picture" text:formula="ooow:Picture+1" style:num-format="1">24</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7">ID</text:p>
                  </table:table-cell>
                  <table:table-cell table:style-name="Table25.B1" office:value-type="string">
                    <text:p text:style-name="P17">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36" text:outline-level="3"><text:soft-page-break/>The secret entrance 2</text:h>
      <table:table table:name="Table34" table:style-name="Table34">
        <table:table-column table:style-name="Table34.A"/>
        <table:table-row>
          <table:table-cell table:style-name="Table34.A1" office:value-type="string">
            <text:p text:style-name="P6">From the external citadel the player can reach the East entrance, the secret door 1 and the secret door 2.</text:p>
            <text:p text:style-name="P4"><draw:frame draw:style-name="fr1" draw:name="Frame29" text:anchor-type="as-char" svg:width="15.558cm" draw:z-index="79"><draw:text-box fo:min-height="15.293cm"><text:p text:style-name="Picture"><draw:frame draw:style-name="fr11" draw:name="Image48" text:anchor-type="as-char" svg:width="15.558cm" style:rel-width="100%" svg:height="15.293cm" style:rel-height="scale" draw:z-index="80"><draw:image xlink:href="../../Resources/Levels/Radme/Cal/Blueprints/Boroughs/citadel.png" xlink:type="simple" xlink:show="embed" xlink:actuate="onLoad" loext:mime-type="image/png"/></draw:frame><text:span text:style-name="T1"><text:line-break/></text:span>Picture <text:sequence text:ref-name="refPicture24" text:name="Picture" text:formula="ooow:Picture+1" style:num-format="1">25</text:sequence>: Citadel</text:p></draw:text-box></draw:frame></text:p>
          </table:table-cell>
        </table:table-row>
        <text:soft-page-break/>
        <table:table-row>
          <table:table-cell table:style-name="Table34.A1" office:value-type="string">
            <text:p text:style-name="P4"><draw:frame draw:style-name="fr1" draw:name="Frame30" text:anchor-type="as-char" svg:width="15.558cm" draw:z-index="81"><draw:text-box fo:min-height="9.719cm"><text:p text:style-name="Picture"><draw:frame draw:style-name="fr11" draw:name="Image49" text:anchor-type="as-char" svg:width="15.558cm" style:rel-width="100%" svg:height="9.719cm" style:rel-height="scale" draw:z-index="82"><draw:image xlink:href="../../Resources/Levels/Radme/Cal/Blueprints/Boroughs/secret%20entrance%202.png" xlink:type="simple" xlink:show="embed" xlink:actuate="onLoad" loext:mime-type="image/png"/></draw:frame><text:span text:style-name="T1"><text:line-break/></text:span>Picture <text:sequence text:ref-name="refPicture25" text:name="Picture" text:formula="ooow:Picture+1" style:num-format="1">26</text:sequence>: The abandoned house that gives access to the secret door 2</text:p></draw:text-box></draw:frame></text:p>
          </table:table-cell>
        </table:table-row>
      </table:table>
      <text:p text:style-name="P7"/>
      <text:h text:style-name="P3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57"><draw:text-box fo:min-height="18.733cm"><text:p text:style-name="Picture"><draw:frame draw:style-name="fr11" draw:name="Image7" text:anchor-type="as-char" svg:width="13.391cm" style:rel-width="100%" svg:height="18.733cm" style:rel-height="scale" draw:z-index="58"><draw:image xlink:href="../../Resources/Levels/Radme/Cal/Blueprints/Boroughs/Base/Base.png" xlink:type="simple" xlink:show="embed" xlink:actuate="onLoad" loext:mime-type="image/png"/></draw:frame><text:span text:style-name="T1"><text:line-break/></text:span>Picture <text:sequence text:ref-name="refPicture26" text:name="Picture" text:formula="ooow:Picture+1" style:num-format="1">27</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7">ID</text:p>
                  </table:table-cell>
                  <table:table-cell table:style-name="Table27.B1" office:value-type="string">
                    <text:p text:style-name="P17">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7"><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7" text:name="Picture" text:formula="ooow:Picture+1" style:num-format="1">28</text:sequence>: Base of the rebels with size legend</text:p></draw:text-box></draw:frame></text:p>
      <text:p text:style-name="P7"/>
      <text:p text:style-name="P16"><draw:frame draw:style-name="fr1" draw:name="Frame4" text:anchor-type="as-char" svg:width="19.001cm" draw:z-index="6"><draw:text-box fo:min-height="19.457cm"><text:p text:style-name="P14"><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8" text:name="Picture" text:formula="ooow:Picture+1" style:num-format="1">29</text:sequence>: Square of the resistance</text:p></draw:text-box></draw:frame></text:p>
      <text:h text:style-name="P38"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7"><draw:text-box fo:min-height="9.225cm"><text:p text:style-name="Picture"><draw:frame draw:style-name="fr11" draw:name="Image8" text:anchor-type="as-char" svg:width="19.001cm" style:rel-width="100%" svg:height="9.225cm" style:rel-height="scale" draw:z-index="48"><draw:image xlink:href="../../Resources/Levels/Radme/Cal/Blueprints/Boroughs/Tavern/Tavern.png" xlink:type="simple" xlink:show="embed" xlink:actuate="onLoad" loext:mime-type="image/png"/></draw:frame><text:span text:style-name="T1"><text:line-break/></text:span>Picture <text:sequence text:ref-name="refPicture29" text:name="Picture" text:formula="ooow:Picture+1" style:num-format="1">30</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7">ID</text:p>
                  </table:table-cell>
                  <table:table-cell table:style-name="Table29.B1" office:value-type="string">
                    <text:p text:style-name="P17">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7"/>
      <text:p text:style-name="P12"/>
      <text:h text:style-name="P40"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51"><draw:text-box fo:min-height="13cm"><text:p text:style-name="Picture"><draw:frame draw:style-name="fr14" draw:name="Image9" text:anchor-type="as-char" svg:width="15.93cm" svg:height="12cm" draw:z-index="52"><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7">ID</text:p>
                  </table:table-cell>
                  <table:table-cell table:style-name="Table31.B1" office:value-type="string">
                    <text:p text:style-name="P17">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9T12:49:42.041000000</dc:date>
    <meta:editing-duration>PT21H44M59S</meta:editing-duration>
    <meta:editing-cycles>538</meta:editing-cycles>
    <meta:generator>LibreOffice/6.1.2.1$Windows_X86_64 LibreOffice_project/65905a128db06ba48db947242809d14d3f9a93fe</meta:generator>
    <dc:creator>Michele Maione</dc:creator>
    <meta:document-statistic meta:table-count="36" meta:image-count="52" meta:object-count="0" meta:page-count="34" meta:paragraph-count="513" meta:word-count="4863" meta:character-count="26440" meta:non-whitespace-character-count="22117"/>
    <meta:template xlink:type="simple" xlink:actuate="onRequest" xlink:title="" xlink:href="../MasterGameDesignDocument.odm" meta:date="2018-12-28T17:59:39.040000000"/>
  </office:meta>
</office:document-meta>
</file>